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start" style:justify-single-word="false">
        <style:tab-stops>
          <style:tab-stop style:position="6.8673in" style:type="right"/>
        </style:tab-stops>
      </style:paragraph-properties>
      <style:text-properties style:font-name="Arial" fo:font-size="12pt" fo:font-weight="bold" officeooo:paragraph-rsid="000ca1e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Arial" fo:font-weight="normal" officeooo:paragraph-rsid="000ca1ed"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Heading_20_1">
      <style:paragraph-properties fo:text-align="center" style:justify-single-word="false"/>
      <style:text-properties officeooo:rsid="000ca1ed"/>
    </style:style>
    <style:style style:name="P5" style:family="paragraph" style:parent-style-name="Heading_20_1">
      <style:paragraph-properties fo:break-before="page"/>
    </style:style>
    <style:style style:name="P6" style:family="paragraph" style:parent-style-name="Heading_20_1">
      <style:paragraph-properties fo:break-before="page"/>
      <style:text-properties style:font-name="Arial" officeooo:rsid="000ca1ed"/>
    </style:style>
    <style:style style:name="P7" style:family="paragraph" style:parent-style-name="Standard">
      <style:paragraph-properties fo:text-align="start" style:justify-single-word="false"/>
      <style:text-properties style:font-name="Arial" fo:font-size="12pt" fo:font-weight="bold" officeooo:rsid="000ca1ed" officeooo:paragraph-rsid="000ca1e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Arial" fo:font-size="12pt" fo:font-weight="normal" officeooo:rsid="000ca1ed" officeooo:paragraph-rsid="000ca1e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fo:font-weight="normal" officeooo:rsid="000ca1ed" officeooo:paragraph-rsid="000d595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weight="normal" officeooo:rsid="000ca1ed" officeooo:paragraph-rsid="001037a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weight="normal" officeooo:rsid="000ca1ed" officeooo:paragraph-rsid="0010813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weight="normal" officeooo:rsid="000ca1ed" officeooo:paragraph-rsid="00112e1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normal" officeooo:rsid="000ca1ed" officeooo:paragraph-rsid="00144d5c" style:font-size-asian="10.5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style:font-name="Arial" fo:font-size="12pt" fo:font-weight="normal" officeooo:rsid="000ca1ed" officeooo:paragraph-rsid="00144d5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normal" officeooo:rsid="000ca1ed" officeooo:paragraph-rsid="0016681b" style:font-size-asian="10.5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style:font-name="Arial" fo:font-size="12pt" fo:font-weight="normal" officeooo:rsid="000d5950" officeooo:paragraph-rsid="000d5950" style:font-size-asian="10.5pt" style:font-weight-asian="normal" style:font-size-complex="12pt" style:font-weight-complex="normal"/>
    </style:style>
    <style:style style:name="P17" style:family="paragraph" style:parent-style-name="Standard" style:list-style-name="L1">
      <style:paragraph-properties fo:text-align="start" style:justify-single-word="false"/>
      <style:text-properties style:font-name="Arial" fo:font-size="12pt" fo:font-weight="normal" officeooo:rsid="000d5950" officeooo:paragraph-rsid="000f2742" style:font-size-asian="10.5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style:font-name="Arial" fo:font-size="12pt" fo:font-style="normal" fo:font-weight="normal" officeooo:rsid="000d5950" officeooo:paragraph-rsid="000d5950" style:font-size-asian="10.5pt" style:font-style-asian="normal" style:font-weight-asian="normal" style:font-size-complex="12pt" style:font-style-complex="normal" style:font-weight-complex="normal"/>
    </style:style>
    <style:style style:name="P19" style:family="paragraph" style:parent-style-name="Standard" style:list-style-name="L1">
      <style:paragraph-properties fo:text-align="start" style:justify-single-word="false"/>
      <style:text-properties style:font-name="Arial" fo:font-size="12pt" fo:font-style="normal" fo:font-weight="normal" officeooo:rsid="000d5950" officeooo:paragraph-rsid="000e5320"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text-properties style:font-name="Arial" officeooo:rsid="000ca1ed"/>
    </style:style>
    <style:style style:name="P21" style:family="paragraph" style:parent-style-name="Standard">
      <style:paragraph-properties fo:text-align="center" style:justify-single-word="false"/>
      <style:text-properties style:font-name="Arial" fo:font-size="20pt" fo:font-weight="bold" officeooo:rsid="000ca1ed" style:font-size-asian="20pt" style:font-weight-asian="bold" style:font-size-complex="20pt" style:font-weight-complex="bold"/>
    </style:style>
    <style:style style:name="P22" style:family="paragraph" style:parent-style-name="Standard" style:list-style-name="L1">
      <style:paragraph-properties fo:text-align="start" style:justify-single-word="false"/>
      <style:text-properties officeooo:paragraph-rsid="000ca1ed"/>
    </style:style>
    <style:style style:name="P23" style:family="paragraph" style:parent-style-name="Standard" style:list-style-name="L1">
      <style:paragraph-properties fo:text-align="start" style:justify-single-word="false"/>
      <style:text-properties officeooo:paragraph-rsid="000d5950"/>
    </style:style>
    <style:style style:name="P24" style:family="paragraph" style:parent-style-name="Standard" style:list-style-name="L2">
      <style:paragraph-properties fo:text-align="start" style:justify-single-word="false"/>
      <style:text-properties officeooo:paragraph-rsid="000d5950"/>
    </style:style>
    <style:style style:name="P25" style:family="paragraph" style:parent-style-name="Standard">
      <style:paragraph-properties fo:text-align="start" style:justify-single-word="false"/>
      <style:text-properties style:font-name="Courier New" fo:font-size="12pt" fo:font-weight="normal" officeooo:rsid="000ca1ed" officeooo:paragraph-rsid="001037a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Courier New" fo:font-size="12pt" fo:font-weight="normal" officeooo:rsid="000ca1ed" officeooo:paragraph-rsid="00150861"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fo:font-weight="normal" officeooo:rsid="000ca1ed" officeooo:paragraph-rsid="00144d5c"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fo:font-weight="normal" officeooo:rsid="000ca1ed" officeooo:paragraph-rsid="00150861"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fo:font-weight="normal" officeooo:rsid="000ca1ed" officeooo:paragraph-rsid="0016681b"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Arial" fo:font-size="12pt" fo:font-weight="normal" officeooo:rsid="000ca1ed" officeooo:paragraph-rsid="0016dbb0"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Arial" fo:font-size="12pt" fo:font-weight="normal" officeooo:rsid="000ca1ed" officeooo:paragraph-rsid="001882b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Arial" fo:font-size="12pt" fo:font-weight="normal" officeooo:rsid="000ca1ed" officeooo:paragraph-rsid="001907e6" style:font-size-asian="10.5pt" style:font-weight-asian="normal" style:font-size-complex="12pt" style:font-weight-complex="normal"/>
    </style:style>
    <style:style style:name="P33" style:family="paragraph" style:parent-style-name="Standard">
      <style:paragraph-properties fo:text-align="start" style:justify-single-word="false" fo:break-before="page"/>
      <style:text-properties style:font-name="Arial" fo:font-size="12pt" fo:font-weight="normal" officeooo:rsid="000ca1ed" officeooo:paragraph-rsid="001940a0" style:font-size-asian="10.5pt" style:font-weight-asian="normal" style:font-size-complex="12pt" style:font-weight-complex="normal"/>
    </style:style>
    <style:style style:name="P34" style:family="paragraph" style:parent-style-name="Heading_20_2">
      <style:text-properties style:font-name="Arial" officeooo:rsid="000ca1ed"/>
    </style:style>
    <style:style style:name="T1" style:family="text">
      <style:text-properties officeooo:rsid="000ca1ed"/>
    </style:style>
    <style:style style:name="T2" style:family="text">
      <style:text-properties fo:font-size="12pt" officeooo:rsid="000ca1ed" style:font-size-asian="12pt" style:font-size-complex="12pt"/>
    </style:style>
    <style:style style:name="T3" style:family="text">
      <style:text-properties style:font-name="Arial" fo:font-size="16pt" officeooo:rsid="000ca1ed" style:font-size-asian="16pt" style:font-size-complex="16pt"/>
    </style:style>
    <style:style style:name="T4" style:family="text">
      <style:text-properties style:font-name="Arial" fo:font-size="12pt" fo:font-weight="normal" officeooo:rsid="000ca1ed" style:font-size-asian="10.5pt" style:font-weight-asian="normal" style:font-size-complex="12pt" style:font-weight-complex="normal"/>
    </style:style>
    <style:style style:name="T5" style:family="text">
      <style:text-properties style:font-name="Arial" fo:font-size="12pt" fo:font-weight="normal" officeooo:rsid="000d5950" style:font-size-asian="10.5pt" style:font-weight-asian="normal" style:font-size-complex="12pt" style:font-weight-complex="normal"/>
    </style:style>
    <style:style style:name="T6" style:family="text">
      <style:text-properties style:font-name="Arial" fo:font-size="12pt" fo:font-weight="normal" officeooo:rsid="000f2742" style:font-size-asian="10.5pt" style:font-weight-asian="normal" style:font-size-complex="12pt" style:font-weight-complex="normal"/>
    </style:style>
    <style:style style:name="T7" style:family="text">
      <style:text-properties style:font-name="Arial" fo:font-size="12pt" fo:font-weight="normal" officeooo:rsid="001037ad" style:font-size-asian="10.5pt" style:font-weight-asian="normal" style:font-size-complex="12pt" style:font-weight-complex="normal"/>
    </style:style>
    <style:style style:name="T8" style:family="text">
      <style:text-properties style:font-name="Arial" fo:font-size="12pt" fo:font-style="italic" fo:font-weight="normal" officeooo:rsid="000d5950" style:font-size-asian="10.5pt" style:font-style-asian="italic" style:font-weight-asian="normal" style:font-size-complex="12pt" style:font-style-complex="italic" style:font-weight-complex="normal"/>
    </style:style>
    <style:style style:name="T9" style:family="text">
      <style:text-properties style:font-name="Arial" fo:font-size="12pt" fo:font-style="normal" fo:font-weight="normal" officeooo:rsid="000d5950" style:font-size-asian="10.5pt" style:font-style-asian="normal" style:font-weight-asian="normal" style:font-size-complex="12pt" style:font-style-complex="normal" style:font-weight-complex="normal"/>
    </style:style>
    <style:style style:name="T10" style:family="text">
      <style:text-properties officeooo:rsid="000e5320"/>
    </style:style>
    <style:style style:name="T11" style:family="text">
      <style:text-properties officeooo:rsid="000f2742"/>
    </style:style>
    <style:style style:name="T12" style:family="text">
      <style:text-properties officeooo:rsid="001037ad"/>
    </style:style>
    <style:style style:name="T13" style:family="text">
      <style:text-properties fo:font-style="normal" officeooo:rsid="000f2742" style:font-style-asian="normal" style:font-style-complex="normal"/>
    </style:style>
    <style:style style:name="T14" style:family="text">
      <style:text-properties officeooo:rsid="00108132"/>
    </style:style>
    <style:style style:name="T15" style:family="text">
      <style:text-properties officeooo:rsid="00112e11"/>
    </style:style>
    <style:style style:name="T16" style:family="text">
      <style:text-properties officeooo:rsid="0011baea"/>
    </style:style>
    <style:style style:name="T17" style:family="text">
      <style:text-properties officeooo:rsid="00125fc6"/>
    </style:style>
    <style:style style:name="T18" style:family="text">
      <style:text-properties officeooo:rsid="00144d5c"/>
    </style:style>
    <style:style style:name="T19" style:family="text">
      <style:text-properties style:font-name="Courier New" officeooo:rsid="00144d5c"/>
    </style:style>
    <style:style style:name="T20" style:family="text">
      <style:text-properties officeooo:rsid="00150861"/>
    </style:style>
    <style:style style:name="T21" style:family="text">
      <style:text-properties officeooo:rsid="0016681b"/>
    </style:style>
    <style:style style:name="T22" style:family="text">
      <style:text-properties officeooo:rsid="0016dbb0"/>
    </style:style>
    <style:style style:name="T23" style:family="text">
      <style:text-properties officeooo:rsid="001882b5"/>
    </style:style>
    <style:style style:name="T24" style:family="text">
      <style:text-properties officeooo:rsid="001907e6"/>
    </style:style>
    <style:style style:name="T25" style:family="text">
      <style:text-properties officeooo:rsid="001940a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
      <text:h text:style-name="P4" text:outline-level="1"/>
      <text:h text:style-name="P4" text:outline-level="1"/>
      <text:h text:style-name="P4" text:outline-level="1"/>
      <text:p text:style-name="P20"/>
      <text:p text:style-name="P20"/>
      <text:p text:style-name="P20"/>
      <text:p text:style-name="P20"/>
      <text:p text:style-name="P20"/>
      <text:p text:style-name="P20"/>
      <text:p text:style-name="P20"/>
      <text:p text:style-name="P21">S-38.3610 Network Programming<text:line-break/>Assignment, Phase 2: HttpDns Server</text:p>
      <text:p text:style-name="P21"/>
      <text:p text:style-name="P3"><text:span text:style-name="T3">Antti Nilakari 66648T &lt;</text:span><text:a xlink:type="simple" xlink:href="mailto:antti.nilakari@aalto.fi"><text:span text:style-name="T3">antti.nilakari@aalto.fi</text:span></text:a><text:span text:style-name="T3">&gt;</text:span></text:p>
      <text:h text:style-name="P6" text:outline-level="1">Overview</text:h>
      <text:p text:style-name="P8"/>
      <text:p text:style-name="P8">The HttpDns server functionality is implemented by the program httpdnsd. Unlike the client, the server has been completely written in C99. The server supports both foreground and daemonized operation. Serving multiple users simultaneously is achieved through the use of pthreads.</text:p>
      <text:p text:style-name="P8"/>
      <text:p text:style-name="P8">Currently only HTTP/1.1 GET functionality is supported. PUT functionality will be added later on.</text:p>
      <text:h text:style-name="P34" text:outline-level="2">Module structure</text:h>
      <text:p text:style-name="P8"/>
      <text:p text:style-name="P8">The program is comprised of following C modules, each comprising of a .h header file and a corresponding .c file:</text:p>
      <text:p text:style-name="P8"><text:tab/></text:p>
      <text:list xml:id="list9975351941" text:style-name="L1">
        <text:list-item>
          <text:p text:style-name="P22"><text:span text:style-name="T6">H</text:span><text:span text:style-name="T4">ttpdns</text:span><text:span text:style-name="T6">d </text:span><text:span text:style-name="T4">– </text:span><text:span text:style-name="T7">Main e</text:span><text:span text:style-name="T4">ntry point to the program. Handles parsing command line parameters and daemonization.</text:span></text:p>
        </text:list-item>
        <text:list-item>
          <text:p text:style-name="P16">Httpserver – Main server logic. Contains the server main loop, and the individual connection handler thread logic.</text:p>
        </text:list-item>
        <text:list-item>
          <text:p text:style-name="P23"><text:span text:style-name="T5">Http – HTTP client logic. The server needs HTTP client functionality to register to the </text:span><text:a xlink:type="simple" xlink:href="http://nwprog1.netlab.hut.fi:3000/servers-all.txt"><text:span text:style-name="T8">http://nwprog1.netlab.hut.fi:3000/servers-all.txt</text:span></text:a><text:span text:style-name="T9"> list.</text:span></text:p>
        </text:list-item>
        <text:list-item>
          <text:p text:style-name="P18">Ur<text:span text:style-name="T11">l</text:span> – Functionality for parsing URLs. Used by the HTTP client logic.</text:p>
        </text:list-item>
        <text:list-item>
          <text:p text:style-name="P19"><text:span text:style-name="T10">String – A custom higher-level string library to allow easier and more efficient string operations, such as appending to a string buffer. Used by httpserver.</text:span></text:p>
        </text:list-item>
        <text:list-item>
          <text:p text:style-name="P19"><text:span text:style-name="T10">Thread – Helper functionality to spawn pthreads with less code.</text:span></text:p>
        </text:list-item>
        <text:list-item>
          <text:p text:style-name="P17"><text:span text:style-name="T13">Socket – Wrappers for UNIX socket and file descriptors to handle trivial error cases and facilitate easier usage of TCP sockets. Used by all networking and file handling code.</text:span></text:p>
        </text:list-item>
      </text:list>
      <text:p text:style-name="P8"/>
      <text:p text:style-name="P9">In addition, the following header-only helper library is used:</text:p>
      <text:p text:style-name="P9"/>
      <text:list xml:id="list605874967" text:style-name="L2">
        <text:list-item>
          <text:p text:style-name="P24"><text:span text:style-name="T4">util.</text:span><text:span text:style-name="T5">h</text:span><text:span text:style-name="T4"> – Contains the VERBOSE macro to facilitate console logging.</text:span></text:p>
        </text:list-item>
      </text:list>
      <text:p text:style-name="P8"/>
      <text:p text:style-name="P8">No external libraries are used. All program code has been written by the author between 2011 <text:s/>and 2013.</text:p>
      <text:p text:style-name="P8"/>
      <text:h text:style-name="P5" text:outline-level="1"><text:span text:style-name="T12">Key functions and operation logic</text:span></text:h>
      <text:p text:style-name="P10"><text:span text:style-name="T12"/></text:p>
      <text:p text:style-name="P10"><text:span text:style-name="T12">The operation logic of network functionality can be roughly split to two different parts: the main server listener and individual worker threads.</text:span></text:p>
      <text:p text:style-name="P10"><text:span text:style-name="T12"/></text:p>
      <text:p text:style-name="P12"><text:span text:style-name="T15">Pthreads w</text:span><text:span text:style-name="T16">ere</text:span><text:span text:style-name="T15"> chosen as the </text:span><text:span text:style-name="T17">solution to</text:span><text:span text:style-name="T15"> achieving concurrency. The alternative would have been writing a select()-based event handler. Threads were chosen so as to isolate the <text:s/>logic between different client threads and the main listener thread. </text:span><text:span text:style-name="T17">The threads are run in detached mode and do not communicate back to the main listener thread nor require collecting memory after they have ended.</text:span></text:p>
      <text:p text:style-name="P10"><text:span text:style-name="T12"/></text:p>
      <text:p text:style-name="P10"><text:span text:style-name="T12">The main server loop logic is as follows, in pseudocode:</text:span></text:p>
      <text:p text:style-name="P10"><text:span text:style-name="T12"/></text:p>
      <text:p text:style-name="P25"><text:span text:style-name="T12">Set up signal handlers to handle SIGTERM and SIGINT.</text:span></text:p>
      <text:p text:style-name="P25"><text:span text:style-name="T12">Open a listening socket on given client port.</text:span></text:p>
      <text:p text:style-name="P25"><text:span text:style-name="T12">Register to the nwprog1 server, retrying three times.</text:span></text:p>
      <text:p text:style-name="P25"><text:span text:style-name="T12">While server is running:</text:span></text:p>
      <text:p text:style-name="P25"><text:span text:style-name="T12"><text:tab/>Wait for incoming connection or signal:</text:span></text:p>
      <text:p text:style-name="P25"><text:span text:style-name="T12"><text:tab/>If a connection is incoming:</text:span></text:p>
      <text:p text:style-name="P25"><text:span text:style-name="T12"><text:tab/><text:tab/>Spawn a detached worker thread:</text:span></text:p>
      <text:p text:style-name="P25"><text:span text:style-name="T12"><text:tab/>Else if a signal was caught:</text:span></text:p>
      <text:p text:style-name="P25"><text:span text:style-name="T12"><text:tab/><text:tab/>Server is no longer running.</text:span></text:p>
      <text:p text:style-name="P25"><text:span text:style-name="T12">Deregister from the nwprog1 server, retrying three times.</text:span></text:p>
      <text:p text:style-name="P25"><text:span text:style-name="T12">Close the listening socket.</text:span></text:p>
      <text:p text:style-name="P10"><text:span text:style-name="T12"/></text:p>
      <text:p text:style-name="P11"><text:span text:style-name="T14">The accept handler requires very little logic, apart from handling incoming signals.</text:span></text:p>
      <text:p text:style-name="P10"><text:span text:style-name="T12"/></text:p>
      <text:p text:style-name="P10"><text:span text:style-name="T12">The individual connection handler thread logic is as follows:</text:span></text:p>
      <text:p text:style-name="P10"><text:span text:style-name="T12"/></text:p>
      <text:p text:style-name="P25"><text:span text:style-name="T12">Read at maximum 8192 bytes</text:span></text:p>
      <text:p text:style-name="P25"><text:span text:style-name="T12">Parse the header to request, header, payload start.</text:span></text:p>
      <text:p text:style-name="P25"><text:span text:style-name="T12">If header fit into the buffer:</text:span></text:p>
      <text:p text:style-name="P25"><text:span text:style-name="T12"><text:tab/>If request is GET:</text:span></text:p>
      <text:p text:style-name="P25"><text:span text:style-name="T12"><text:tab/><text:tab/>Open the file specified in the request</text:span></text:p>
      <text:p text:style-name="P25"><text:span text:style-name="T12"><text:tab/><text:tab/>If file open:</text:span></text:p>
      <text:p text:style-name="P25"><text:span text:style-name="T12"><text:tab/><text:tab/><text:tab/>Send a “200 OK” header</text:span></text:p>
      <text:p text:style-name="P25"><text:span text:style-name="T12"><text:tab/><text:tab/><text:tab/>While content bytes remaining:</text:span></text:p>
      <text:p text:style-name="P25"><text:span text:style-name="T12"><text:tab/><text:tab/><text:tab/><text:tab/>Read at maximum 8192 bytes from file</text:span></text:p>
      <text:p text:style-name="P25"><text:span text:style-name="T12"><text:tab/><text:tab/><text:tab/><text:tab/>Write bytes to the client</text:span></text:p>
      <text:p text:style-name="P25"><text:span text:style-name="T12"><text:tab/><text:tab/>Else:</text:span></text:p>
      <text:p text:style-name="P25"><text:span text:style-name="T12"><text:tab/><text:tab/><text:tab/>Send a “404 Not Found” reply</text:span></text:p>
      <text:p text:style-name="P25"><text:span text:style-name="T12"><text:tab/>Else:</text:span></text:p>
      <text:p text:style-name="P25"><text:span text:style-name="T12"><text:tab/><text:tab/>Send a “405 Method Not Allowed” reply</text:span></text:p>
      <text:p text:style-name="P25"><text:soft-page-break/><text:span text:style-name="T12">Else:</text:span></text:p>
      <text:p text:style-name="P25"><text:span text:style-name="T12"><text:tab/>Send a “400 Bad Request” reply.</text:span></text:p>
      <text:p text:style-name="P10"><text:span text:style-name="T12"/></text:p>
      <text:p text:style-name="P10"><text:span text:style-name="T12">If either the file or network operations in GET handler fails, the connection is closed in the middle of the transaction. There is no mechanism to report mid-I/O transaction errors in the HTTP protocol as far as I know.</text:span></text:p>
      <text:p text:style-name="P10"><text:span text:style-name="T12"/></text:p>
      <text:p text:style-name="P10"><text:span text:style-name="T12"/></text:p>
      <text:h text:style-name="P5" text:outline-level="1"><text:span text:style-name="T18">Build and installation instructions and requirements:</text:span></text:h>
      <text:p text:style-name="P13"><text:span text:style-name="T18"/></text:p>
      <text:h text:style-name="Heading_20_2" text:outline-level="2"><text:span text:style-name="T18">Requirements:</text:span></text:h>
      <text:p text:style-name="P15"><text:span text:style-name="T18">:</text:span></text:p>
      <text:list xml:id="list955192285" text:style-name="L3">
        <text:list-item>
          <text:p text:style-name="P14"><text:span text:style-name="T18">A C99-compliant compiler such as Clang or GCC</text:span></text:p>
        </text:list-item>
        <text:list-item>
          <text:p text:style-name="P14"><text:span text:style-name="T18">Standard C library supporting at least POSIX version 2008.09 and Pthreads.</text:span></text:p>
        </text:list-item>
      </text:list>
      <text:p text:style-name="P13"><text:span text:style-name="T18"/></text:p>
      <text:h text:style-name="Heading_20_2" text:outline-level="2"><text:span text:style-name="T18">Building:</text:span></text:h>
      <text:p text:style-name="P13"><text:span text:style-name="T18"/></text:p>
      <text:p text:style-name="P13"><text:span text:style-name="T18">In the source directory, run:</text:span></text:p>
      <text:p text:style-name="P13"><text:span text:style-name="T18"/></text:p>
      <text:p text:style-name="P13"><text:span text:style-name="T18"><text:tab/></text:span><text:span text:style-name="T19">$ make clean all</text:span></text:p>
      <text:p text:style-name="P13"><text:span text:style-name="T18"/></text:p>
      <text:p text:style-name="P13"><text:span text:style-name="T18">The program should compile without any warnings.</text:span></text:p>
      <text:p text:style-name="P13"><text:span text:style-name="T20"/></text:p>
      <text:p text:style-name="P13"><text:span text:style-name="T20"/></text:p>
      <text:h text:style-name="Heading_20_1" text:outline-level="1"><text:span text:style-name="T20">User instructions</text:span></text:h>
      <text:p text:style-name="P28"><text:span text:style-name="T20"/></text:p>
      <text:p text:style-name="P28"><text:span text:style-name="T20">The www root directory used for storing and retrieving files is the current working directory when the server is launched.</text:span></text:p>
      <text:p text:style-name="P26"><text:span text:style-name="T20"/></text:p>
      <text:p text:style-name="P26"><text:span text:style-name="T20">Usage: ./httpdnsd [-</text:span><text:span text:style-name="T22">f</text:span><text:span text:style-name="T20">] [-v] PORT</text:span></text:p>
      <text:p text:style-name="P26"><text:span text:style-name="T20"><text:s text:c="4"/>-f <text:s text:c="3"/>Stay on foreground</text:span></text:p>
      <text:p text:style-name="P26"><text:span text:style-name="T20"><text:s text:c="4"/>-v <text:s text:c="3"/>Print verbose output</text:span></text:p>
      <text:p text:style-name="P26"><text:span text:style-name="T20"><text:s text:c="4"/>PORT <text:s/>Port or service name to listen on</text:span></text:p>
      <text:p text:style-name="P26"><text:span text:style-name="T20"/></text:p>
      <text:p text:style-name="P28"><text:span text:style-name="T20">To enable verbose reporting to stderr, use the -v command line flag.</text:span></text:p>
      <text:p text:style-name="P28"><text:span text:style-name="T20">To prevent daemonization, use the -f flag.</text:span></text:p>
      <text:p text:style-name="P28"><text:span text:style-name="T20">The port may be either in numeric form (e.g. 8080) or a service name (e.g. www). If binding to <text:s/>a low port (&lt; 1024) is desired, run the server with root privileges.</text:span></text:p>
      <text:p text:style-name="P28"><text:span text:style-name="T20"/></text:p>
      <text:p text:style-name="P15"><text:span text:style-name="T21">To shut down the server, send a normal SIGTERM or SIGINT signal with KILL. If the server is running on the foreground, hitting ^C is enough.</text:span></text:p>
      <text:p text:style-name="P13"><text:span text:style-name="T18"/></text:p>
      <text:h text:style-name="P5" text:outline-level="1"><text:span text:style-name="T22">Testing and known limitations</text:span></text:h>
      <text:p text:style-name="P30"><text:span text:style-name="T22"/></text:p>
      <text:h text:style-name="Heading_20_2" text:outline-level="2"><text:span text:style-name="T22">Testing</text:span></text:h>
      <text:p text:style-name="P30"><text:span text:style-name="T22"/></text:p>
      <text:p text:style-name="P30"><text:span text:style-name="T22">The server has been tested using the curl command line utility for downloading and uploading files. The GET method has also been tested with the prior httpdns client and Google Chrome. </text:span><text:span text:style-name="T23">Runtime t</text:span><text:span text:style-name="T22">esting all the possible failure conditions is almost impossible and thus has not been done; however, to complete any operation all calls are required to complete successfully. No undefined behavior is permitted.</text:span></text:p>
      <text:p text:style-name="P30"><text:span text:style-name="T22"/></text:p>
      <text:p text:style-name="P30"><text:span text:style-name="T22">The validity of memory accesses has been verified with Valgrind.</text:span></text:p>
      <text:p text:style-name="P30"><text:span text:style-name="T22"/></text:p>
      <text:p text:style-name="P30"><text:span text:style-name="T22">All return values of system calls, including those that do network I/O, are verified. If a call fails for some reason, the server tries to fail gracefully. Http client operations are retried at maximum three times. Failing disk I/O operations result in closing the socket connection.</text:span></text:p>
      <text:p text:style-name="P30"><text:span text:style-name="T22"/></text:p>
      <text:h text:style-name="Heading_20_2" text:outline-level="2"><text:span text:style-name="T23">Known bugs and limitations</text:span></text:h>
      <text:p text:style-name="P31"><text:span text:style-name="T23"/></text:p>
      <text:p text:style-name="P31"><text:span text:style-name="T23">Only the GET method is supported at the moment.</text:span></text:p>
      <text:h text:style-name="P5" text:outline-level="1"><text:span text:style-name="T23">Answers to specific questions</text:span></text:h>
      <text:p text:style-name="P31"><text:span text:style-name="T23"/></text:p>
      <text:p text:style-name="P31"><text:span text:style-name="T23">1. Concurrency is achieved by running every client request in a different thread. A hanging client will not prevent other clients from receiving CPU time. A hanging client will time out at some point, shutting down the corresponding worker thread. Currently, no file locking is done so a hanging client cannot prevent other clients from doing I/O on the same resource. </text:span><text:span text:style-name="T24">A so called reader-writer-concurrency pattern will be implemented in the final version.</text:span></text:p>
      <text:p text:style-name="P31"><text:span text:style-name="T24"/></text:p>
      <text:p text:style-name="P32"><text:span text:style-name="T24">2. The socket module uses AF_INET6 exclusively. For IPv4 backwards compatibility, AI_ALL and AI_V4MAPPED are used.</text:span></text:p>
      <text:p text:style-name="P32"><text:span text:style-name="T24"/></text:p>
      <text:p text:style-name="P32"><text:span text:style-name="T24">3. Not tested</text:span></text:p>
      <text:p text:style-name="P32"><text:span text:style-name="T24"/></text:p>
      <text:p text:style-name="P32"><text:span text:style-name="T24">4. Not tested</text:span></text:p>
      <text:p text:style-name="P32"><text:span text:style-name="T24"/></text:p>
      <text:p text:style-name="P32"><text:span text:style-name="T24">5. Not tested. However, when registering and unregistering the server I noticed that the remote http server hangs if it receives a PUT request with Content-Length: 0. If an empty file is sent without a Content-length field, the server responds fine.</text:span></text:p>
      <text:p text:style-name="P33"><text:span text:style-name="T25">Di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ab-stops>
          <style:tab-stop style:position="6.8673in" style:type="right"/>
        </style:tab-stops>
      </style:paragraph-properties>
      <style:text-properties style:font-name="Arial" fo:font-size="12pt" fo:font-weight="bold" officeooo:paragraph-rsid="000ca1ed" style:font-size-asian="12pt" style:font-weight-asian="bold" style:font-size-complex="12pt" style:font-weight-complex="bold"/>
    </style:style>
    <style:style style:name="MP2" style:family="paragraph" style:parent-style-name="Standard">
      <style:paragraph-properties fo:text-align="start" style:justify-single-word="false"/>
      <style:text-properties style:font-name="Arial" fo:font-size="12pt" fo:font-weight="bold" officeooo:rsid="000ca1ed" officeooo:paragraph-rsid="000ca1ed" style:font-size-asian="12pt" style:font-weight-asian="bold" style:font-size-complex="12pt" style:font-weight-complex="bold"/>
    </style:style>
    <style:style style:name="MP3" style:family="paragraph" style:parent-style-name="Standard">
      <style:paragraph-properties fo:text-align="start" style:justify-single-word="false"/>
      <style:text-properties style:font-name="Arial" fo:font-weight="normal" officeooo:paragraph-rsid="000ca1ed" style:font-weight-asian="normal" style:font-weight-complex="normal"/>
    </style:style>
    <style:style style:name="MT1" style:family="text">
      <style:text-properties officeooo:rsid="000ca1ed"/>
    </style:style>
    <style:style style:name="MT2" style:family="text">
      <style:text-properties fo:font-size="12pt" officeooo:rsid="000ca1ed" style:font-size-asian="12pt" style:font-size-complex="12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S-38.3610 Network Programming<text:tab/></text:span><text:span text:style-name="MT1"><text:page-number text:select-page="current">8</text:page-number></text:span><text:span text:style-name="MT1">/</text:span><text:span text:style-name="MT1"><text:page-count>8</text:page-count></text:span></text:p>
        <text:p text:style-name="MP2">Assignment, Phase 2: HttpDns Server</text:p>
        <text:p text:style-name="MP3"><text:span text:style-name="MT2">Antti Nilakari 66648T &lt;</text:span><text:a xlink:type="simple" xlink:href="mailto:antti.nilakari@aalto.fi"><text:span text:style-name="MT2">antti.nilakari@aalto.fi</text:span></text:a><text:span text:style-name="MT2">&g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ti Nilakari</meta:initial-creator>
    <meta:creation-date>2013-03-17T22:20:03</meta:creation-date>
    <dc:date>2013-03-17T23:30:20</dc:date>
    <dc:creator>Antti Nilakari</dc:creator>
    <meta:editing-duration>PT53M13S</meta:editing-duration>
    <meta:editing-cycles>15</meta:editing-cycles>
    <meta:generator>LibreOffice/3.6$Linux_X86_64 LibreOffice_project/360m1$Build-2</meta:generator>
    <meta:document-statistic meta:table-count="0" meta:image-count="0" meta:object-count="0" meta:page-count="8" meta:paragraph-count="88" meta:word-count="1020" meta:character-count="6359" meta:non-whitespace-character-count="5373"/>
  </office:meta>
</office:document-meta>
</file>